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4.7222in" style:rel-column-width="44688*"/>
    </style:style>
    <style:style style:name="Table1.B" style:family="table-column">
      <style:table-column-properties style:column-width="2.2028in" style:rel-column-width="20847*"/>
    </style:style>
    <style:style style:name="Table1.1" style:family="table-row">
      <style:table-row-properties style:min-row-height="0.6667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1" style:family="table-row">
      <style:table-row-properties style:min-row-height="0.4in"/>
    </style:style>
    <style:style style:name="Table2.A1" style:family="table-cell">
      <style:table-cell-properties style:vertical-align="bottom" fo:padding="0.0382in" fo:border-left="none" fo:border-right="none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1" style:family="table-row">
      <style:table-row-properties style:min-row-height="0.4in"/>
    </style:style>
    <style:style style:name="Table3.A1" style:family="table-cell">
      <style:table-cell-properties style:vertical-align="bottom" fo:padding="0.0382in" fo:border-left="none" fo:border-right="none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1" style:family="table-row">
      <style:table-row-properties style:min-row-height="0.4in"/>
    </style:style>
    <style:style style:name="Table4.A1" style:family="table-cell">
      <style:table-cell-properties style:vertical-align="bottom" fo:padding="0.0382in" fo:border-left="none" fo:border-right="none" fo:border-top="none" fo:border-bottom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1" style:family="table-row">
      <style:table-row-properties style:min-row-height="0.4in"/>
    </style:style>
    <style:style style:name="Table5.A1" style:family="table-cell">
      <style:table-cell-properties style:vertical-align="bottom" fo:padding="0.0382in" fo:border-left="none" fo:border-right="none" fo:border-top="none" fo:border-bottom="0.5pt solid #000000"/>
    </style:style>
    <style:style style:name="P1" style:family="paragraph" style:parent-style-name="Title">
      <style:text-properties officeooo:paragraph-rsid="00190622"/>
    </style:style>
    <style:style style:name="P2" style:family="paragraph" style:parent-style-name="Table_20_Contents">
      <style:text-properties style:font-name="Liberation Sans" fo:font-size="10pt" style:font-size-asian="10pt" style:font-size-complex="10pt"/>
    </style:style>
    <style:style style:name="P3" style:family="paragraph" style:parent-style-name="Table_20_Contents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P4" style:family="paragraph" style:parent-style-name="Text_20_body">
      <style:text-properties officeooo:paragraph-rsid="001afe1e"/>
    </style:style>
    <style:style style:name="P5" style:family="paragraph" style:parent-style-name="Text_20_body">
      <style:text-properties fo:font-weight="bold" officeooo:paragraph-rsid="001afe1e" style:font-weight-asian="bold" style:font-weight-complex="bold"/>
    </style:style>
    <style:style style:name="P6" style:family="paragraph" style:parent-style-name="Text_20_body">
      <style:paragraph-properties fo:text-align="end" style:justify-single-word="false"/>
      <style:text-properties fo:font-weight="bold" officeooo:paragraph-rsid="001afe1e" style:font-weight-asian="bold" style:font-weight-complex="bold"/>
    </style:style>
    <style:style style:name="P7" style:family="paragraph" style:parent-style-name="Text_20_body">
      <style:paragraph-properties fo:text-align="end" style:justify-single-word="false"/>
      <style:text-properties fo:font-weight="bold" officeooo:paragraph-rsid="001b9347" style:font-weight-asian="bold" style:font-weight-complex="bold"/>
    </style:style>
    <style:style style:name="P8" style:family="paragraph" style:parent-style-name="Text_20_body">
      <style:text-properties fo:font-weight="bold" officeooo:paragraph-rsid="001b9347" style:font-weight-asian="bold" style:font-weight-complex="bold"/>
    </style:style>
    <style:style style:name="P9" style:family="paragraph" style:parent-style-name="Text_20_body">
      <style:text-properties fo:font-weight="bold" officeooo:rsid="001b9347" officeooo:paragraph-rsid="001b9347" style:font-weight-asian="bold" style:font-weight-complex="bold"/>
    </style:style>
    <style:style style:name="P10" style:family="paragraph" style:parent-style-name="Text_20_body">
      <style:text-properties officeooo:paragraph-rsid="001b9347"/>
    </style:style>
    <style:style style:name="P11" style:family="paragraph" style:parent-style-name="Text_20_body">
      <style:text-properties officeooo:paragraph-rsid="001debb1"/>
    </style:style>
    <style:style style:name="P12" style:family="paragraph" style:parent-style-name="Text_20_body">
      <style:text-properties officeooo:paragraph-rsid="0023826b"/>
    </style:style>
    <style:style style:name="P13" style:family="paragraph" style:parent-style-name="Heading_20_2">
      <style:text-properties officeooo:paragraph-rsid="00190622"/>
    </style:style>
    <style:style style:name="P14" style:family="paragraph" style:parent-style-name="Heading_20_2">
      <style:text-properties officeooo:rsid="001afe1e"/>
    </style:style>
    <style:style style:name="P15" style:family="paragraph" style:parent-style-name="Text_20_body" style:list-style-name="L1">
      <style:text-properties officeooo:paragraph-rsid="00190622"/>
    </style:style>
    <style:style style:name="P16" style:family="paragraph" style:parent-style-name="Text_20_body" style:list-style-name="L1">
      <style:text-properties officeooo:rsid="00190622" officeooo:paragraph-rsid="00190622"/>
    </style:style>
    <style:style style:name="P17" style:family="paragraph" style:parent-style-name="Text_20_body" style:list-style-name="L1">
      <style:text-properties officeooo:rsid="001debb1" officeooo:paragraph-rsid="001debb1"/>
    </style:style>
    <style:style style:name="P18" style:family="paragraph" style:parent-style-name="Text_20_body">
      <style:text-properties fo:font-weight="bold" officeooo:rsid="001afe1e" officeooo:paragraph-rsid="001afe1e" style:font-weight-asian="bold" style:font-weight-complex="bold"/>
    </style:style>
    <style:style style:name="P19" style:family="paragraph" style:parent-style-name="Text_20_body">
      <style:paragraph-properties fo:margin-top="0.0201in" fo:margin-bottom="0in" style:contextual-spacing="false"/>
      <style:text-properties officeooo:paragraph-rsid="001debb1"/>
    </style:style>
    <style:style style:name="P20" style:family="paragraph" style:parent-style-name="Text_20_body">
      <style:paragraph-properties fo:margin-top="0.0201in" fo:margin-bottom="0in" style:contextual-spacing="false"/>
    </style:style>
    <style:style style:name="T1" style:family="text">
      <style:text-properties officeooo:rsid="00190622"/>
    </style:style>
    <style:style style:name="T2" style:family="text">
      <style:text-properties officeooo:rsid="001afe1e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officeooo:rsid="00190622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bold" officeooo:rsid="001afe1e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90622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afe1e" style:font-style-asian="italic" style:font-weight-asian="bold" style:font-style-complex="italic" style:font-weight-complex="bold"/>
    </style:style>
    <style:style style:name="T9" style:family="text">
      <style:text-properties fo:font-style="normal" fo:font-weight="normal" officeooo:rsid="001afe1e" style:font-style-asian="normal" style:font-weight-asian="normal" style:font-style-complex="normal" style:font-weight-complex="normal"/>
    </style:style>
    <style:style style:name="T10" style:family="text">
      <style:text-properties officeooo:rsid="001b9347"/>
    </style:style>
    <style:style style:name="T11" style:family="text">
      <style:text-properties officeooo:rsid="001d2f45"/>
    </style:style>
    <style:style style:name="T12" style:family="text">
      <style:text-properties officeooo:rsid="001debb1"/>
    </style:style>
    <style:style style:name="T13" style:family="text">
      <style:text-properties officeooo:rsid="001ea453"/>
    </style:style>
    <style:style style:name="T14" style:family="text">
      <style:text-properties officeooo:rsid="001fecb7"/>
    </style:style>
    <style:style style:name="T15" style:family="text">
      <style:text-properties officeooo:rsid="0023826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Phillip Pollard </text:p>
          </table:table-cell>
          <table:table-cell table:style-name="Table1.A1" office:value-type="string">
            <text:p text:style-name="P2">3540 Burbank Rd #106</text:p>
            <text:p text:style-name="P2">Wooster, OH <text:s/><text:span text:style-name="T1">44691</text:span></text:p>
            <text:p text:style-name="P3">(330) 439-0725‬</text:p>
            <text:p text:style-name="P3">employment@crescendo.net</text:p>
          </table:table-cell>
        </table:table-row>
      </table:table>
      <text:h text:style-name="Heading_20_2" text:outline-level="2">PROFESSIONAL SUMMARY</text:h>
      <text:p text:style-name="Text_20_body"><text:span text:style-name="T1">10+ years of diverse background in </text:span>Systems <text:span text:style-name="T1">Administration, Automation, Software Development, Configuration Management, and DevOps Systems Management</text:span>. Preferred focus is helping organizations mature as they grow.</text:p>
      <text:h text:style-name="Heading_20_2" text:outline-level="2">TECHNICAL SKILLS</text:h>
      <text:list text:style-name="L1">
        <text:list-item>
          <text:p text:style-name="P15"><text:span text:style-name="T3">Platform OS</text:span><text:span text:style-name="T6">:</text:span> Linux (<text:span text:style-name="T1">Ubuntu/Debian, CentOs/Rocky/RedHat</text:span>, <text:span text:style-name="T12">Manjaro, </text:span><text:span text:style-name="T1">Mint, </text:span>Mandriva, LFS, SuSE, Yellow Dog, Slackware, etc), <text:span text:style-name="T12">MacOs (6-14.4), </text:span>Solaris (2.6-2.8) <text:span text:style-name="T1">(</text:span>Familiar: HP/UX, Vax/VMS<text:span text:style-name="T1">)</text:span></text:p>
        </text:list-item>
        <text:list-item>
          <text:p text:style-name="P15"><text:span text:style-name="T4">Virtualization</text:span><text:span text:style-name="T7">:</text:span><text:span text:style-name="T1"> VMware ESXi (VCP and professional services), OpenStack, Terraform, Docker</text:span></text:p>
        </text:list-item>
        <text:list-item>
          <text:p text:style-name="P16"><text:span text:style-name="T3">Cloud</text:span><text:span text:style-name="T6">:</text:span> Amazon – <text:span text:style-name="T11">RDS, Route 53, IAM, EC2, EBS, etc</text:span></text:p>
        </text:list-item>
        <text:list-item>
          <text:p text:style-name="P16"><text:span text:style-name="T3">Storage Systems</text:span><text:span text:style-name="T6">:</text:span> Pure, Netapp, Compellent, Onstor, LSI</text:p>
        </text:list-item>
        <text:list-item>
          <text:p text:style-name="P16"><text:span text:style-name="T3">Databases</text:span><text:span text:style-name="T6">:</text:span> MySQL, Postgres, Sybase, Oracle, MsSQL (Familiar: NoSQL, redis, BDB) </text:p>
        </text:list-item>
        <text:list-item>
          <text:p text:style-name="P15"><text:span text:style-name="T4">Programming Languages</text:span><text:span text:style-name="T7">:</text:span><text:span text:style-name="T1"> Python (2.7-3.x, Flask, SQLAlchemy, etc), Perl (CPAN author), Shell Scripting (bash, zsh), SQL, </text:span><text:span text:style-name="T12">PowerShell</text:span><text:span text:style-name="T1"> (Familiar: Java, C, HTML, Javascript)</text:span></text:p>
        </text:list-item>
        <text:list-item>
          <text:p text:style-name="P16"><text:span text:style-name="T3">Source Control</text:span><text:span text:style-name="T6">:</text:span> git, <text:span text:style-name="T14">github (hosted and direct), </text:span>cvs, svn, rcs</text:p>
        </text:list-item>
        <text:list-item>
          <text:p text:style-name="P16"><text:span text:style-name="T3">CI/CM/Infra. as Code:</text:span> Jenkins, Puppet, Chef, Terraform, Kickstart, RPM</text:p>
        </text:list-item>
        <text:list-item>
          <text:p text:style-name="P17"><text:span text:style-name="T3">Monitoring</text:span><text:span text:style-name="T6">:</text:span> nagios, grafana, datadog, MRTG</text:p>
        </text:list-item>
        <text:list-item>
          <text:p text:style-name="P15"><text:span text:style-name="T4">General unix/linux administration</text:span><text:span text:style-name="T7">:</text:span><text:span text:style-name="T1"> </text:span><text:span text:style-name="T2">ssh, </text:span>httpd <text:span text:style-name="T1">(apache, nginx)</text:span>, sendmail, postfix, dovecot, named, <text:span text:style-name="T11">(s)</text:span>ftp, nfs, <text:span text:style-name="T1">ssl certificates, </text:span><text:span text:style-name="T12">JIRA, </text:span><text:span text:style-name="T1">access controls, configuration, </text:span>etc</text:p>
        </text:list-item>
      </text:list>
      <text:h text:style-name="P13" text:outline-level="2">EXPERIENCE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REP Tech <text:span text:style-name="T2">| </text:span>Wooster, O<text:span text:style-name="T2">H</text:span></text:p>
            <text:p text:style-name="P5">Senior Consulting Engineer</text:p>
          </table:table-cell>
          <table:table-cell table:style-name="Table2.A1" office:value-type="string">
            <text:p text:style-name="P6">May 2023 – Present</text:p>
          </table:table-cell>
        </table:table-row>
      </table:table>
      <text:p text:style-name="P19"><text:s text:c="4"/>• Consultant with a focus in automation, virtualization, and infrastructure maturity</text:p>
      <text:p text:style-name="P11"><text:span text:style-name="T12"><text:s text:c="4"/>• Responding to RFPs and scoping </text:span><text:span text:style-name="T15">SoWs</text:span><text:span text:style-name="T12"> for multiple engineers.</text:span></text:p>
      <text:p text:style-name="P11"><text:span text:style-name="T12"><text:s text:c="4"/>• Technologies used include: AWS, Terraform, Python, </text:span><text:span text:style-name="T13">docker, </text:span></text:p>
      <text:p text:style-name="P11"><text:s text:c="4"/>• Clients include: Conglomerate, Two Ferrets, Pocket CISO</text:p>
      <text:p text:style-name="Text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8">Pure Storage | Mountain View, CA</text:p>
            <text:p text:style-name="P5">S<text:span text:style-name="T2">r. DevOps</text:span> Engineer</text:p>
          </table:table-cell>
          <table:table-cell table:style-name="Table3.A1" office:value-type="string">
            <text:p text:style-name="P6"><text:span text:style-name="T2">Mar 2014</text:span> – <text:span text:style-name="T2">May 2023</text:span></text:p>
          </table:table-cell>
        </table:table-row>
      </table:table>
      <text:p text:style-name="P20"><text:s text:c="4"/>• <text:span text:style-name="T2">DevOps engineer for</text:span> Pure infrastructure from pre-IPO to multi-billion dollar organization.</text:p>
      <text:p text:style-name="P4"><text:s text:c="4"/>• Grew from a “startup closet” to multiple-geographic datacenters and cloud installations, representing hundreds of physical systems and over 10k VMs.</text:p>
      <text:p text:style-name="P11"><text:s text:c="4"/>• Moved from “hand curated” infrastructure to automated and monitored. Vastly improved testing uptimes. </text:p>
      <text:p text:style-name="P11"><text:s text:c="4"/>• Managed multiple site migrations.</text:p>
      <text:p text:style-name="Text_20_body"><text:s text:c="4"/>• Participated in product planning, requirements gathering, team +budgeting, compensation planning and reviews, managed projects, reported to executive team</text:p>
      <text:p text:style-name="Text_20_body"><text:s text:c="4"/>• Facilitated communication and planning between business units.</text:p>
      <text:p text:style-name="Text_20_body"><text:s text:c="4"/>• Initial area of focus was array log reception and searching tools for developers and support.</text:p>
      <text:p text:style-name="Text_20_body"><text:s text:c="4"/>• Created and led development on a self-service system (SPOG) to allow engineers to automatically provision virtual resources across VMware, multiple open-stack deployments and AWS. (Hybrid cloud interface)</text:p>
      <text:p text:style-name="Text_20_body"><text:s text:c="4"/>• Assumed product ownership and lead development of a system to control package automation and deployment via decentralized puppet.</text:p>
      <text:p text:style-name="Text_20_body"><text:s text:c="4"/>• This also included managing access controls, ownership and inventory tracking, as well as IP management.</text:p>
      <text:p text:style-name="Text_20_body"><text:s text:c="4"/>• Scale was approximately 10k active systems, 8m requests / 10gb a day.</text:p>
      <text:p text:style-name="Text_20_body"><text:soft-page-break/><text:s text:c="4"/>• Deployment automation reduced related errors by a factor of 15.</text:p>
      <text:p text:style-name="Text_20_body"><text:s text:c="4"/>• This included guiding changes in the puppet modules with approximately 50 active developer/contributors.</text:p>
      <text:p text:style-name="Text_20_body"><text:s text:c="4"/>• Said system was used both for manual changes in a UI as well as automation via API.</text:p>
      <text:p text:style-name="Text_20_body"><text:s text:c="4"/>• Implemented first regular SCRUM within Infrastructure Shared Services. Roles of scrum master and product owners were rotated through members of the team.</text:p>
      <text:p text:style-name="Text_20_body"><text:s text:c="4"/>• Proved to core development that VMware overcommit was <text:span text:style-name="T12">viable</text:span> with testing of virtualized storage arrays, representing a significant capital savings for the company.</text:p>
      <text:p text:style-name="Text_20_body"><text:s text:c="4"/>• Managed initial <text:span text:style-name="T12">company </text:span>cloud infrastructure in AWS. </text:p>
      <text:p text:style-name="Text_20_body"><text:s text:c="4"/>• General system administration tasks ran the full gamut of startup through mature organizational needs: DNS, hardware diagnosis and migrations, datacenter design, linux and Pure Os, source control management, network design, monitoring, incident response, security, account controls, etc.</text:p>
      <text:p text:style-name="Text_20_body"/>
      <text:p text:style-name="P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8">Kovarus | San Ramon, CA</text:p>
            <text:p text:style-name="P5">S<text:span text:style-name="T2">r. Development Consultant</text:span></text:p>
          </table:table-cell>
          <table:table-cell table:style-name="Table4.A1" office:value-type="string">
            <text:p text:style-name="P6"><text:span text:style-name="T2">Mar 2013</text:span> – <text:span text:style-name="T2">Mar 2014</text:span></text:p>
          </table:table-cell>
        </table:table-row>
      </table:table>
      <text:p text:style-name="P20"><text:s text:c="4"/>• Professional Services consultant with a focus on automation. </text:p>
      <text:p text:style-name="Text_20_body"><text:s text:c="4"/>• Primary team resource for development consulting and continuous integration projects. (DevOps)</text:p>
      <text:p text:style-name="Text_20_body"><text:s text:c="4"/>• Tasks included SDLC products such as: Chef, Puppet, Jenkins, Cobbler, Kickstart, Runbook, Jira, etc.</text:p>
      <text:p text:style-name="Text_20_body"><text:s text:c="4"/>• <text:span text:style-name="T10">Tasks</text:span> include pre-sales: Requirements gathering, calculate level of effort, and author statements of work.</text:p>
      <text:p text:style-name="Text_20_body"><text:s text:c="4"/>• Additionally, author internal tools as required. Focusing on automation of repetitive tasks and standardizing proposal processes. Example: UCS as-built document generator.</text:p>
      <text:p text:style-name="Text_20_body"><text:s text:c="4"/>• Clients: Macy’s, RMS, StubHub, Align technologies</text:p>
      <text:p text:style-name="Text_20_body"/>
      <text:p text:style-name="P10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"><text:span text:style-name="T10">TSS Link</text:span><text:span text:style-name="T2"> | </text:span><text:span text:style-name="T10">San Jose</text:span><text:span text:style-name="T2">, CA</text:span></text:p>
            <text:p text:style-name="P10">(Formerly: nPivot Professional Services)</text:p>
            <text:p text:style-name="P9">Program Director, Virtualization Solutions</text:p>
          </table:table-cell>
          <table:table-cell table:style-name="Table5.A1" office:value-type="string">
            <text:p text:style-name="P7"><text:span text:style-name="T2">Mar 201</text:span><text:span text:style-name="T10">2</text:span> – <text:span text:style-name="T2">Mar 201</text:span><text:span text:style-name="T10">3</text:span></text:p>
          </table:table-cell>
        </table:table-row>
      </table:table>
      <text:p text:style-name="P20"><text:s text:c="4"/>• Co-managed the Virtualization team as well as general consulting duties.</text:p>
      <text:p text:style-name="Text_20_body"><text:s text:c="4"/>• Management duties included: Respond to RFPs, calculate level of effort, and author statements of work, coordinate resources and mentor personnel, direct interaction with VARs and customers as necessary.</text:p>
      <text:p text:style-name="Text_20_body"><text:s text:c="4"/>• Handled escalations as necessary, including storage related issues.</text:p>
      <text:p text:style-name="Text_20_body"><text:s text:c="4"/>• Provided consultation focusing on virtualization, automation, Linux, and programming technologies.</text:p>
      <text:p text:style-name="Text_20_body"><text:s text:c="4"/>• Authored internal tools as required. Focusing on automation of repetitive tasks and standardizing proposal processes. Example: Automated level-of-effort calculation tool that sped proposal times, increased successful bids, improved bid accuracy and also increased revenue.</text:p>
      <text:p text:style-name="Text_20_body"><text:s text:c="4"/>• Clients: Charles Schwab, One Legal, Intuit, Silicon Valley Bank, IAS, Service Source</text:p>
      <text:p text:style-name="P4"><text:s text:c="2"/></text:p>
      <text:p text:style-name="P4">Earlier employment history can be reviewed at: <text:a xlink:type="simple" xlink:href="http://www.linkedin.com/in/ppollard/" text:style-name="Internet_20_link" text:visited-style-name="Visited_20_Internet_20_Link">http://www.linkedin.com/in/ppollard/</text:a></text:p>
      <text:p text:style-name="P4"/>
      <text:h text:style-name="P14" text:outline-level="2">EDUCATION</text:h>
      <text:p text:style-name="P10">B.S. in Media Arts &amp; Design • James Madison University</text:p>
      <text:p text:style-name="P4"/>
      <text:p text:style-name="P12"><text:span text:style-name="T5">Certifications</text:span><text:span text:style-name="T8">: </text:span><text:span text:style-name="T9">VMware Certified Professional (VCP #72212), Scrum Alliance Certified ScrumMaster (747082), Google Cybersecurity Certificate, </text:span>AWS Certified Cloud Practitioner (Reg #469454772),</text:p>
      <text:p text:style-name="P11">DoD Collateral Secret and SCI Top Secret clearances: <text:span text:style-name="T2">l</text:span>apsed.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style:font-name="Liberation Sans1" fo:font-family="'Liberation Sans'" style:font-style-name="Regular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5983b0" loext:opacity="100%" fo:font-size="12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5:04:09.140286928</meta:creation-date>
    <dc:date>2024-04-22T20:58:38.711879249</dc:date>
    <meta:editing-duration>PT3H14M9S</meta:editing-duration>
    <meta:editing-cycles>10</meta:editing-cycles>
    <meta:generator>LibreOffice/7.6.4.1$MacOSX_X86_64 LibreOffice_project/e19e193f88cd6c0525a17fb7a176ed8e6a3e2aa1</meta:generator>
    <meta:document-statistic meta:table-count="5" meta:image-count="0" meta:object-count="0" meta:page-count="2" meta:paragraph-count="72" meta:word-count="810" meta:character-count="5981" meta:non-whitespace-character-count="5103"/>
  </office:meta>
</office:document-meta>
</file>